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8" style:family="paragraph" style:parent-style-name="Table_20_Contents">
      <style:paragraph-properties fo:line-height="150%" fo:text-align="justify" style:justify-single-word="false"/>
      <style:text-properties style:text-position="0% 100%" officeooo:rsid="000d31cf" officeooo:paragraph-rsid="000d31cf"/>
    </style:style>
    <style:style style:name="P9" style:family="paragraph" style:parent-style-name="Table_20_Contents">
      <style:paragraph-properties fo:line-height="150%" fo:text-align="justify" style:justify-single-word="false"/>
      <style:text-properties style:text-position="0% 100%" officeooo:rsid="000dd6b3" officeooo:paragraph-rsid="000dd6b3"/>
    </style:style>
    <style:style style:name="P10" style:family="paragraph" style:parent-style-name="Table_20_Contents">
      <style:paragraph-properties fo:line-height="150%" fo:text-align="justify" style:justify-single-word="false"/>
      <style:text-properties style:text-position="0% 100%"/>
    </style:style>
    <style:style style:name="P11" style:family="paragraph" style:parent-style-name="Table_20_Contents" style:list-style-name="L1">
      <style:paragraph-properties fo:line-height="150%" fo:text-align="justify" style:justify-single-word="false"/>
      <style:text-properties style:text-position="0% 100%" officeooo:rsid="000dd6b3" officeooo:paragraph-rsid="000dd6b3"/>
    </style:style>
    <style:style style:name="P12" style:family="paragraph" style:parent-style-name="Table_20_Contents">
      <style:paragraph-properties fo:line-height="150%" fo:text-align="justify" style:justify-single-word="false"/>
      <style:text-properties style:text-position="0% 100%" officeooo:rsid="000dd6b3" officeooo:paragraph-rsid="000dd6b3"/>
    </style:style>
    <style:style style:name="P13" style:family="paragraph" style:parent-style-name="Table_20_Contents">
      <style:paragraph-properties fo:line-height="150%" fo:text-align="justify" style:justify-single-word="false"/>
      <style:text-properties style:text-position="0% 100%" officeooo:rsid="00122cd3" officeooo:paragraph-rsid="00122c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b68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09095130352">
          <table:table-cell table:style-name="Tabla1.A1" office:value-type="string">
            <text:p text:style-name="P7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6"><text:span text:style-name="T1">Apelidos, Nome: </text:span><text:span text:style-name="T2">Iglesias Nieto, Rodrigo</text:span></text:p>
          </table:table-cell>
        </table:table-row>
      </table:table>
      <text:p text:style-name="Standard"/>
      <text:p text:style-name="P5"/>
      <text:p text:style-name="P5"><text:s/>Proxecto de mantemento dun sistema operativo</text:p>
      <text:p text:style-name="P2"/>
      <text:p text:style-name="P3">CA4.7 Instaláronse e avaliáronse utilidades para o mantemento e a optimización do sistema. (10 % cualificación UD4)</text:p>
      <text:p text:style-name="P3"/>
      <text:p text:style-name="P4"/>
      <table:table table:name="Tabla5" table:style-name="Tabla5">
        <table:table-column table:style-name="Tabla5.A"/>
        <table:table-column table:style-name="Tabla5.B"/>
        <table:table-row table:style-name="TableLine2209095121104">
          <table:table-cell table:style-name="Tabla5.A1" office:value-type="string">
            <text:p text:style-name="P7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Text_20_body">1. Investiga que é BleachBit e indica para que plataformas está dispoñible e se se ten acceso ao código fonte.</text:p>
            <text:p text:style-name="Text_20_body">No caso de que estea dispoñible para Windows, indica as súas funcionalidades e indica cales de elas consideras máis importantes. Proba esta aplicación nunha máquina virtual. Inclúe capturas de pantalla que xustifiquen a realización da tarefa.</text:p>
          </table:table-cell>
        </table:table-row>
        <table:table-row table:style-name="TableLine2209095121920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209095124368">
          <table:table-cell table:style-name="Tabla5.A3" table:number-columns-spanned="2" office:value-type="string">
            <text:p text:style-name="P8"><text:span text:style-name="T3">BleachBit</text:span> es un <text:span text:style-name="T1">software gratis y open source</text:span> lo que significa que es de código abierto. Tiene varias funcionalidades, principalmente <text:span text:style-name="T1">libera espacio</text:span> del disco y evita que vuelvan a aparecer esos archivos, además puedes liberar el cache, <text:span text:style-name="T1">borrar cookies</text:span>, borrar historial del navegador, <text:span text:style-name="T1">eliminar archivos temporales</text:span> que siguen en nuestro dispositivo y son inncesarios. </text:p>
            <text:p text:style-name="P10"/>
            <text:p text:style-name="P9">Algunas otras funcionalidades que describen en su <text:a xlink:type="simple" xlink:href="https://www.bleachbit.org/features" text:style-name="Internet_20_link" text:visited-style-name="Visited_20_Internet_20_Link">página oficial</text:a> son:</text:p>
            <text:p text:style-name="P9"/>
            <text:list xml:id="list2306859417" text:style-name="L1">
              <text:list-item>
                <text:p text:style-name="P11">Borrar archivos privados</text:p>
              </text:list-item>
              <text:list-item>
                <text:p text:style-name="P11">Multiplataforma: Linux y Windows</text:p>
              </text:list-item>
              <text:list-item>
                <text:p text:style-name="P11">Sin adware, spyware, malware, etc.</text:p>
              </text:list-item>
              <text:list-item>
                <text:p text:style-name="P11">Traducido a más de 60 idiomas</text:p>
              </text:list-item>
              <text:list-item>
                <text:p text:style-name="P11">Aplicación portable para Windows</text:p>
              </text:list-item>
              <text:list-item>
                <text:p text:style-name="P11">Frecuentes actualizaciones con nuevas funcionalidades</text:p>
              </text:list-item>
            </text:list>
            <text:p text:style-name="P9"/>
            <text:p text:style-name="P13">Para descargarlo iremos a la página, elegimos Windows y seleccionamos entre el instalador .exe o el programa en versión portable.</text:p>
            <text:p text:style-name="P13"/>
            <text:p text:style-name="P13">Si usamos el instalador simplemente le daremos a siguiente y aceptaremos los permisos.</text:p>
          </table:table-cell>
          <table:covered-table-cell/>
        </table:table-row>
      </table:table>
      <text:p text:style-name="P3"/>
      <text:p text:style-name="P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1-30T17:57:40.401000000</dc:date>
    <meta:editing-duration>PT13H14M59S</meta:editing-duration>
    <meta:editing-cycles>243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19" meta:word-count="216" meta:character-count="1421" meta:non-whitespace-character-count="1226"/>
  </office:meta>
</office:document-meta>
</file>